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74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96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lustering_results.csv-birch_30-limit-10000_fold-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Homogenity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V-Measure</text:p>
          </table:table-cell>
          <table:table-cell office:value-type="string" calcext:value-type="string">
            <text:p>Mutual Info</text:p>
          </table:table-cell>
          <table:table-cell office:value-type="string" calcext:value-type="string">
            <text:p>Adj. Mut. Inf</text:p>
          </table:table-cell>
          <table:table-cell/>
          <table:table-cell office:value-type="string" calcext:value-type="string">
            <text:p>Shill</text:p>
          </table:table-cell>
          <table:table-cell office:value-type="string" calcext:value-type="string">
            <text:p>HOM std</text:p>
          </table:table-cell>
          <table:table-cell office:value-type="string" calcext:value-type="string">
            <text:p>COM std</text:p>
          </table:table-cell>
          <table:table-cell office:value-type="string" calcext:value-type="string">
            <text:p>VME std</text:p>
          </table:table-cell>
          <table:table-cell office:value-type="string" calcext:value-type="string">
            <text:p>MI std</text:p>
          </table:table-cell>
          <table:table-cell office:value-type="string" calcext:value-type="string">
            <text:p>AMI std</text:p>
          </table:table-cell>
          <table:table-cell office:value-type="string" calcext:value-type="string">
            <text:p>Shill std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formula="of:=MAX([.G3:.G42])" office:value-type="float" office:value="1.83451865138607" calcext:value-type="float">
            <text:p>1.83451865138607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9871341509377" calcext:value-type="float">
            <text:p>0.999871341509377</text:p>
          </table:table-cell>
          <table:table-cell office:value-type="float" office:value="0.672581727409076" calcext:value-type="float">
            <text:p>0.672581727409076</text:p>
          </table:table-cell>
          <table:table-cell office:value-type="float" office:value="0.804191921551345" calcext:value-type="float">
            <text:p>0.804191921551345</text:p>
          </table:table-cell>
          <table:table-cell office:value-type="float" office:value="2.35571875171662" calcext:value-type="float">
            <text:p>2.35571875171662</text:p>
          </table:table-cell>
          <table:table-cell office:value-type="float" office:value="0.631514406267785" calcext:value-type="float">
            <text:p>0.631514406267785</text:p>
          </table:table-cell>
          <table:table-cell table:formula="of:=[.F3]+[.D3]" office:value-type="float" office:value="1.43570632781913" calcext:value-type="float">
            <text:p>1.43570632781913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013669982738939" calcext:value-type="float">
            <text:p>0.000136699827389</text:p>
          </table:table-cell>
          <table:table-cell office:value-type="float" office:value="0.00486663628711608" calcext:value-type="float">
            <text:p>0.004866636287116</text:p>
          </table:table-cell>
          <table:table-cell office:value-type="float" office:value="0.00345720409366854" calcext:value-type="float">
            <text:p>0.003457204093669</text:p>
          </table:table-cell>
          <table:table-cell office:value-type="float" office:value="0.0133206979815588" calcext:value-type="float">
            <text:p>0.013320697981559</text:p>
          </table:table-cell>
          <table:table-cell office:value-type="float" office:value="0.00537757054411207" calcext:value-type="float">
            <text:p>0.005377570544112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99857035588788" calcext:value-type="float">
            <text:p>0.999857035588788</text:p>
          </table:table-cell>
          <table:table-cell office:value-type="float" office:value="0.692053101358727" calcext:value-type="float">
            <text:p>0.692053101358727</text:p>
          </table:table-cell>
          <table:table-cell office:value-type="float" office:value="0.817947179795819" calcext:value-type="float">
            <text:p>0.817947179795819</text:p>
          </table:table-cell>
          <table:table-cell office:value-type="float" office:value="2.35603409800609" calcext:value-type="float">
            <text:p>2.35603409800609</text:p>
          </table:table-cell>
          <table:table-cell office:value-type="float" office:value="0.658064435445769" calcext:value-type="float">
            <text:p>0.658064435445769</text:p>
          </table:table-cell>
          <table:table-cell table:formula="of:=[.F4]+[.D4]" office:value-type="float" office:value="1.47601161524159" calcext:value-type="float">
            <text:p>1.47601161524159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0165007437299278" calcext:value-type="float">
            <text:p>0.000165007437299</text:p>
          </table:table-cell>
          <table:table-cell office:value-type="float" office:value="0.00463695622515269" calcext:value-type="float">
            <text:p>0.004636956225153</text:p>
          </table:table-cell>
          <table:table-cell office:value-type="float" office:value="0.00322702323160551" calcext:value-type="float">
            <text:p>0.003227023231606</text:p>
          </table:table-cell>
          <table:table-cell office:value-type="float" office:value="0.0101452037053972" calcext:value-type="float">
            <text:p>0.010145203705397</text:p>
          </table:table-cell>
          <table:table-cell office:value-type="float" office:value="0.0052152785494893" calcext:value-type="float">
            <text:p>0.005215278549489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99455640234162" calcext:value-type="float">
            <text:p>0.999455640234162</text:p>
          </table:table-cell>
          <table:table-cell office:value-type="float" office:value="0.697688298476356" calcext:value-type="float">
            <text:p>0.697688298476356</text:p>
          </table:table-cell>
          <table:table-cell office:value-type="float" office:value="0.821733034229408" calcext:value-type="float">
            <text:p>0.821733034229408</text:p>
          </table:table-cell>
          <table:table-cell office:value-type="float" office:value="2.35473976031348" calcext:value-type="float">
            <text:p>2.35473976031348</text:p>
          </table:table-cell>
          <table:table-cell office:value-type="float" office:value="0.665611376176183" calcext:value-type="float">
            <text:p>0.665611376176183</text:p>
          </table:table-cell>
          <table:table-cell table:formula="of:=[.F5]+[.D5]" office:value-type="float" office:value="1.48734441040559" calcext:value-type="float">
            <text:p>1.48734441040559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0386374073912802" calcext:value-type="float">
            <text:p>0.000386374073913</text:p>
          </table:table-cell>
          <table:table-cell office:value-type="float" office:value="0.00492370949507795" calcext:value-type="float">
            <text:p>0.004923709495078</text:p>
          </table:table-cell>
          <table:table-cell office:value-type="float" office:value="0.00334555594081937" calcext:value-type="float">
            <text:p>0.003345555940819</text:p>
          </table:table-cell>
          <table:table-cell office:value-type="float" office:value="0.0134126476228876" calcext:value-type="float">
            <text:p>0.013412647622888</text:p>
          </table:table-cell>
          <table:table-cell office:value-type="float" office:value="0.00563255754085931" calcext:value-type="float">
            <text:p>0.005632557540859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99557660490843" calcext:value-type="float">
            <text:p>0.999557660490843</text:p>
          </table:table-cell>
          <table:table-cell office:value-type="float" office:value="0.698089637173865" calcext:value-type="float">
            <text:p>0.698089637173865</text:p>
          </table:table-cell>
          <table:table-cell office:value-type="float" office:value="0.822044366844972" calcext:value-type="float">
            <text:p>0.822044366844972</text:p>
          </table:table-cell>
          <table:table-cell office:value-type="float" office:value="2.35532849210505" calcext:value-type="float">
            <text:p>2.35532849210505</text:p>
          </table:table-cell>
          <table:table-cell office:value-type="float" office:value="0.666173855313845" calcext:value-type="float">
            <text:p>0.666173855313845</text:p>
          </table:table-cell>
          <table:table-cell table:formula="of:=[.F6]+[.D6]" office:value-type="float" office:value="1.48821822215882" calcext:value-type="float">
            <text:p>1.48821822215882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0236357901604772" calcext:value-type="float">
            <text:p>0.000236357901605</text:p>
          </table:table-cell>
          <table:table-cell office:value-type="float" office:value="0.00541366733378068" calcext:value-type="float">
            <text:p>0.005413667333781</text:p>
          </table:table-cell>
          <table:table-cell office:value-type="float" office:value="0.00376700732579609" calcext:value-type="float">
            <text:p>0.003767007325796</text:p>
          </table:table-cell>
          <table:table-cell office:value-type="float" office:value="0.0101102236539408" calcext:value-type="float">
            <text:p>0.010110223653941</text:p>
          </table:table-cell>
          <table:table-cell office:value-type="float" office:value="0.00636985851011948" calcext:value-type="float">
            <text:p>0.006369858510119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99150552351759" calcext:value-type="float">
            <text:p>0.999150552351759</text:p>
          </table:table-cell>
          <table:table-cell office:value-type="float" office:value="0.707734327488865" calcext:value-type="float">
            <text:p>0.707734327488865</text:p>
          </table:table-cell>
          <table:table-cell office:value-type="float" office:value="0.828551406855772" calcext:value-type="float">
            <text:p>0.828551406855772</text:p>
          </table:table-cell>
          <table:table-cell office:value-type="float" office:value="2.35402082099343" calcext:value-type="float">
            <text:p>2.35402082099343</text:p>
          </table:table-cell>
          <table:table-cell office:value-type="float" office:value="0.67807679477141" calcext:value-type="float">
            <text:p>0.67807679477141</text:p>
          </table:table-cell>
          <table:table-cell table:formula="of:=[.F7]+[.D7]" office:value-type="float" office:value="1.50662820162718" calcext:value-type="float">
            <text:p>1.50662820162718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0354951828937526" calcext:value-type="float">
            <text:p>0.000354951828938</text:p>
          </table:table-cell>
          <table:table-cell office:value-type="float" office:value="0.00587069811259559" calcext:value-type="float">
            <text:p>0.005870698112596</text:p>
          </table:table-cell>
          <table:table-cell office:value-type="float" office:value="0.00397421551877426" calcext:value-type="float">
            <text:p>0.003974215518774</text:p>
          </table:table-cell>
          <table:table-cell office:value-type="float" office:value="0.0133790266121772" calcext:value-type="float">
            <text:p>0.013379026612177</text:p>
          </table:table-cell>
          <table:table-cell office:value-type="float" office:value="0.00670833383220864" calcext:value-type="float">
            <text:p>0.006708333832209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99214701766341" calcext:value-type="float">
            <text:p>0.999214701766341</text:p>
          </table:table-cell>
          <table:table-cell office:value-type="float" office:value="0.713340716468345" calcext:value-type="float">
            <text:p>0.713340716468345</text:p>
          </table:table-cell>
          <table:table-cell office:value-type="float" office:value="0.832407495334132" calcext:value-type="float">
            <text:p>0.832407495334132</text:p>
          </table:table-cell>
          <table:table-cell office:value-type="float" office:value="2.35452120847247" calcext:value-type="float">
            <text:p>2.35452120847247</text:p>
          </table:table-cell>
          <table:table-cell office:value-type="float" office:value="0.684705714833404" calcext:value-type="float">
            <text:p>0.684705714833404</text:p>
          </table:table-cell>
          <table:table-cell table:formula="of:=[.F8]+[.D8]" office:value-type="float" office:value="1.51711321016754" calcext:value-type="float">
            <text:p>1.51711321016754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032981926758557" calcext:value-type="float">
            <text:p>0.000329819267586</text:p>
          </table:table-cell>
          <table:table-cell office:value-type="float" office:value="0.00494383546553861" calcext:value-type="float">
            <text:p>0.004943835465539</text:p>
          </table:table-cell>
          <table:table-cell office:value-type="float" office:value="0.00334597278316731" calcext:value-type="float">
            <text:p>0.003345972783167</text:p>
          </table:table-cell>
          <table:table-cell office:value-type="float" office:value="0.0103173451012872" calcext:value-type="float">
            <text:p>0.010317345101287</text:p>
          </table:table-cell>
          <table:table-cell office:value-type="float" office:value="0.00547984685953632" calcext:value-type="float">
            <text:p>0.005479846859536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8340008830321" calcext:value-type="float">
            <text:p>0.998340008830321</text:p>
          </table:table-cell>
          <table:table-cell office:value-type="float" office:value="0.72428725507792" calcext:value-type="float">
            <text:p>0.72428725507792</text:p>
          </table:table-cell>
          <table:table-cell office:value-type="float" office:value="0.839506241682703" calcext:value-type="float">
            <text:p>0.839506241682703</text:p>
          </table:table-cell>
          <table:table-cell office:value-type="float" office:value="2.35211373419299" calcext:value-type="float">
            <text:p>2.35211373419299</text:p>
          </table:table-cell>
          <table:table-cell office:value-type="float" office:value="0.69771167384838" calcext:value-type="float">
            <text:p>0.69771167384838</text:p>
          </table:table-cell>
          <table:table-cell table:formula="of:=[.F9]+[.D9]" office:value-type="float" office:value="1.53721791553108" calcext:value-type="float">
            <text:p>1.53721791553108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0925344288541656" calcext:value-type="float">
            <text:p>0.000925344288542</text:p>
          </table:table-cell>
          <table:table-cell office:value-type="float" office:value="0.00422070865208478" calcext:value-type="float">
            <text:p>0.004220708652085</text:p>
          </table:table-cell>
          <table:table-cell office:value-type="float" office:value="0.00272985700207465" calcext:value-type="float">
            <text:p>0.002729857002075</text:p>
          </table:table-cell>
          <table:table-cell office:value-type="float" office:value="0.0139599868876496" calcext:value-type="float">
            <text:p>0.01395998688765</text:p>
          </table:table-cell>
          <table:table-cell office:value-type="float" office:value="0.00487360207734157" calcext:value-type="float">
            <text:p>0.004873602077342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99032226076599" calcext:value-type="float">
            <text:p>0.999032226076599</text:p>
          </table:table-cell>
          <table:table-cell office:value-type="float" office:value="0.722656529827567" calcext:value-type="float">
            <text:p>0.722656529827567</text:p>
          </table:table-cell>
          <table:table-cell office:value-type="float" office:value="0.8386474109279" calcext:value-type="float">
            <text:p>0.8386474109279</text:p>
          </table:table-cell>
          <table:table-cell office:value-type="float" office:value="2.35409111962513" calcext:value-type="float">
            <text:p>2.35409111962513</text:p>
          </table:table-cell>
          <table:table-cell office:value-type="float" office:value="0.696064768208504" calcext:value-type="float">
            <text:p>0.696064768208504</text:p>
          </table:table-cell>
          <table:table-cell table:formula="of:=[.F10]+[.D10]" office:value-type="float" office:value="1.5347121791364" calcext:value-type="float">
            <text:p>1.5347121791364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0351428682893258" calcext:value-type="float">
            <text:p>0.000351428682893</text:p>
          </table:table-cell>
          <table:table-cell office:value-type="float" office:value="0.00591979333922735" calcext:value-type="float">
            <text:p>0.005919793339227</text:p>
          </table:table-cell>
          <table:table-cell office:value-type="float" office:value="0.00392352310910088" calcext:value-type="float">
            <text:p>0.003923523109101</text:p>
          </table:table-cell>
          <table:table-cell office:value-type="float" office:value="0.0102954496069496" calcext:value-type="float">
            <text:p>0.01029544960695</text:p>
          </table:table-cell>
          <table:table-cell office:value-type="float" office:value="0.00628324494924218" calcext:value-type="float">
            <text:p>0.006283244949242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98206746430552" calcext:value-type="float">
            <text:p>0.998206746430552</text:p>
          </table:table-cell>
          <table:table-cell office:value-type="float" office:value="0.73249118710249" calcext:value-type="float">
            <text:p>0.73249118710249</text:p>
          </table:table-cell>
          <table:table-cell office:value-type="float" office:value="0.844943067794347" calcext:value-type="float">
            <text:p>0.844943067794347</text:p>
          </table:table-cell>
          <table:table-cell office:value-type="float" office:value="2.35179978414072" calcext:value-type="float">
            <text:p>2.35179978414072</text:p>
          </table:table-cell>
          <table:table-cell office:value-type="float" office:value="0.707612145711571" calcext:value-type="float">
            <text:p>0.707612145711571</text:p>
          </table:table-cell>
          <table:table-cell table:formula="of:=[.F11]+[.D11]" office:value-type="float" office:value="1.55255521350592" calcext:value-type="float">
            <text:p>1.55255521350592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092904775959769" calcext:value-type="float">
            <text:p>0.000929047759598</text:p>
          </table:table-cell>
          <table:table-cell office:value-type="float" office:value="0.00414812837517412" calcext:value-type="float">
            <text:p>0.004148128375174</text:p>
          </table:table-cell>
          <table:table-cell office:value-type="float" office:value="0.00256122241418439" calcext:value-type="float">
            <text:p>0.002561222414184</text:p>
          </table:table-cell>
          <table:table-cell office:value-type="float" office:value="0.013960647659116" calcext:value-type="float">
            <text:p>0.013960647659116</text:p>
          </table:table-cell>
          <table:table-cell office:value-type="float" office:value="0.00472149382879327" calcext:value-type="float">
            <text:p>0.004721493828793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98562665055358" calcext:value-type="float">
            <text:p>0.998562665055358</text:p>
          </table:table-cell>
          <table:table-cell office:value-type="float" office:value="0.734078394053981" calcext:value-type="float">
            <text:p>0.734078394053981</text:p>
          </table:table-cell>
          <table:table-cell office:value-type="float" office:value="0.846125144774831" calcext:value-type="float">
            <text:p>0.846125144774831</text:p>
          </table:table-cell>
          <table:table-cell office:value-type="float" office:value="2.35298269233385" calcext:value-type="float">
            <text:p>2.35298269233385</text:p>
          </table:table-cell>
          <table:table-cell office:value-type="float" office:value="0.709562001809062" calcext:value-type="float">
            <text:p>0.709562001809062</text:p>
          </table:table-cell>
          <table:table-cell table:formula="of:=[.F12]+[.D12]" office:value-type="float" office:value="1.55568714658389" calcext:value-type="float">
            <text:p>1.55568714658389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0412069960096617" calcext:value-type="float">
            <text:p>0.000412069960097</text:p>
          </table:table-cell>
          <table:table-cell office:value-type="float" office:value="0.00459844715129043" calcext:value-type="float">
            <text:p>0.00459844715129</text:p>
          </table:table-cell>
          <table:table-cell office:value-type="float" office:value="0.0029538100161393" calcext:value-type="float">
            <text:p>0.002953810016139</text:p>
          </table:table-cell>
          <table:table-cell office:value-type="float" office:value="0.00984528136200425" calcext:value-type="float">
            <text:p>0.009845281362004</text:p>
          </table:table-cell>
          <table:table-cell office:value-type="float" office:value="0.00527221184144329" calcext:value-type="float">
            <text:p>0.005272211841443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9729860221804" calcext:value-type="float">
            <text:p>0.99729860221804</text:p>
          </table:table-cell>
          <table:table-cell office:value-type="float" office:value="0.745754426253785" calcext:value-type="float">
            <text:p>0.745754426253785</text:p>
          </table:table-cell>
          <table:table-cell office:value-type="float" office:value="0.853364140600075" calcext:value-type="float">
            <text:p>0.853364140600075</text:p>
          </table:table-cell>
          <table:table-cell office:value-type="float" office:value="2.34966134757078" calcext:value-type="float">
            <text:p>2.34966134757078</text:p>
          </table:table-cell>
          <table:table-cell office:value-type="float" office:value="0.723201765864098" calcext:value-type="float">
            <text:p>0.723201765864098</text:p>
          </table:table-cell>
          <table:table-cell table:formula="of:=[.F13]+[.D13]" office:value-type="float" office:value="1.57656590646417" calcext:value-type="float">
            <text:p>1.57656590646417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101107457715781" calcext:value-type="float">
            <text:p>0.001011074577158</text:p>
          </table:table-cell>
          <table:table-cell office:value-type="float" office:value="0.00556922449742837" calcext:value-type="float">
            <text:p>0.005569224497428</text:p>
          </table:table-cell>
          <table:table-cell office:value-type="float" office:value="0.00365411768973349" calcext:value-type="float">
            <text:p>0.003654117689733</text:p>
          </table:table-cell>
          <table:table-cell office:value-type="float" office:value="0.0141734377522871" calcext:value-type="float">
            <text:p>0.014173437752287</text:p>
          </table:table-cell>
          <table:table-cell office:value-type="float" office:value="0.00612032259793668" calcext:value-type="float">
            <text:p>0.006120322597937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96951593814613" calcext:value-type="float">
            <text:p>0.996951593814613</text:p>
          </table:table-cell>
          <table:table-cell office:value-type="float" office:value="0.759925265594262" calcext:value-type="float">
            <text:p>0.759925265594262</text:p>
          </table:table-cell>
          <table:table-cell office:value-type="float" office:value="0.862434181235522" calcext:value-type="float">
            <text:p>0.862434181235522</text:p>
          </table:table-cell>
          <table:table-cell office:value-type="float" office:value="2.34917614661445" calcext:value-type="float">
            <text:p>2.34917614661445</text:p>
          </table:table-cell>
          <table:table-cell office:value-type="float" office:value="0.738875249507953" calcext:value-type="float">
            <text:p>0.738875249507953</text:p>
          </table:table-cell>
          <table:table-cell table:formula="of:=[.F14]+[.D14]" office:value-type="float" office:value="1.60130943074348" calcext:value-type="float">
            <text:p>1.60130943074348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222193958912226" calcext:value-type="float">
            <text:p>0.002221939589122</text:p>
          </table:table-cell>
          <table:table-cell office:value-type="float" office:value="0.00569717573248096" calcext:value-type="float">
            <text:p>0.005697175732481</text:p>
          </table:table-cell>
          <table:table-cell office:value-type="float" office:value="0.00350156885532061" calcext:value-type="float">
            <text:p>0.003501568855321</text:p>
          </table:table-cell>
          <table:table-cell office:value-type="float" office:value="0.00865150478196209" calcext:value-type="float">
            <text:p>0.008651504781962</text:p>
          </table:table-cell>
          <table:table-cell office:value-type="float" office:value="0.00635969386628285" calcext:value-type="float">
            <text:p>0.006359693866283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994595602115518" calcext:value-type="float">
            <text:p>0.994595602115518</text:p>
          </table:table-cell>
          <table:table-cell office:value-type="float" office:value="0.765420093343021" calcext:value-type="float">
            <text:p>0.765420093343021</text:p>
          </table:table-cell>
          <table:table-cell office:value-type="float" office:value="0.86505557370065" calcext:value-type="float">
            <text:p>0.86505557370065</text:p>
          </table:table-cell>
          <table:table-cell office:value-type="float" office:value="2.34328518150937" calcext:value-type="float">
            <text:p>2.34328518150937</text:p>
          </table:table-cell>
          <table:table-cell office:value-type="float" office:value="0.745528407772547" calcext:value-type="float">
            <text:p>0.745528407772547</text:p>
          </table:table-cell>
          <table:table-cell table:formula="of:=[.F15]+[.D15]" office:value-type="float" office:value="1.6105839814732" calcext:value-type="float">
            <text:p>1.6105839814732</text:p>
          </table:table-cell>
          <table:table-cell office:value-type="float" office:value="0.814423504321006" calcext:value-type="float">
            <text:p>0.814423504321006</text:p>
          </table:table-cell>
          <table:table-cell office:value-type="float" office:value="0.00132742744273225" calcext:value-type="float">
            <text:p>0.001327427442732</text:p>
          </table:table-cell>
          <table:table-cell office:value-type="float" office:value="0.00942422768085511" calcext:value-type="float">
            <text:p>0.009424227680855</text:p>
          </table:table-cell>
          <table:table-cell office:value-type="float" office:value="0.00611414914279995" calcext:value-type="float">
            <text:p>0.0061141491428</text:p>
          </table:table-cell>
          <table:table-cell office:value-type="float" office:value="0.0129511090585726" calcext:value-type="float">
            <text:p>0.012951109058573</text:p>
          </table:table-cell>
          <table:table-cell office:value-type="float" office:value="0.0105115507721794" calcext:value-type="float">
            <text:p>0.010511550772179</text:p>
          </table:table-cell>
          <table:table-cell office:value-type="float" office:value="0.00296511399561275" calcext:value-type="float">
            <text:p>0.002965113995613</text:p>
          </table:table-cell>
          <table:table-cell table:number-columns-repeated="1010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93866264910729" calcext:value-type="float">
            <text:p>0.993866264910729</text:p>
          </table:table-cell>
          <table:table-cell office:value-type="float" office:value="0.772346355677809" calcext:value-type="float">
            <text:p>0.772346355677809</text:p>
          </table:table-cell>
          <table:table-cell office:value-type="float" office:value="0.86919878946952" calcext:value-type="float">
            <text:p>0.86919878946952</text:p>
          </table:table-cell>
          <table:table-cell office:value-type="float" office:value="2.34191468064333" calcext:value-type="float">
            <text:p>2.34191468064333</text:p>
          </table:table-cell>
          <table:table-cell office:value-type="float" office:value="0.753351683093023" calcext:value-type="float">
            <text:p>0.753351683093023</text:p>
          </table:table-cell>
          <table:table-cell table:formula="of:=[.F16]+[.D16]" office:value-type="float" office:value="1.62255047256254" calcext:value-type="float">
            <text:p>1.62255047256254</text:p>
          </table:table-cell>
          <table:table-cell office:value-type="float" office:value="0.814366421508489" calcext:value-type="float">
            <text:p>0.814366421508489</text:p>
          </table:table-cell>
          <table:table-cell office:value-type="float" office:value="0.0023331868595791" calcext:value-type="float">
            <text:p>0.002333186859579</text:p>
          </table:table-cell>
          <table:table-cell office:value-type="float" office:value="0.00600351795055141" calcext:value-type="float">
            <text:p>0.006003517950551</text:p>
          </table:table-cell>
          <table:table-cell office:value-type="float" office:value="0.00367663355288074" calcext:value-type="float">
            <text:p>0.003676633552881</text:p>
          </table:table-cell>
          <table:table-cell office:value-type="float" office:value="0.0108741414836701" calcext:value-type="float">
            <text:p>0.01087414148367</text:p>
          </table:table-cell>
          <table:table-cell office:value-type="float" office:value="0.00643527051272256" calcext:value-type="float">
            <text:p>0.006435270512723</text:p>
          </table:table-cell>
          <table:table-cell office:value-type="float" office:value="0.00202726152353791" calcext:value-type="float">
            <text:p>0.002027261523538</text:p>
          </table:table-cell>
          <table:table-cell table:number-columns-repeated="1010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92761540135194" calcext:value-type="float">
            <text:p>0.992761540135194</text:p>
          </table:table-cell>
          <table:table-cell office:value-type="float" office:value="0.783253232458074" calcext:value-type="float">
            <text:p>0.783253232458074</text:p>
          </table:table-cell>
          <table:table-cell office:value-type="float" office:value="0.875630751159489" calcext:value-type="float">
            <text:p>0.875630751159489</text:p>
          </table:table-cell>
          <table:table-cell office:value-type="float" office:value="2.34533107852975" calcext:value-type="float">
            <text:p>2.34533107852975</text:p>
          </table:table-cell>
          <table:table-cell office:value-type="float" office:value="0.765532172854721" calcext:value-type="float">
            <text:p>0.765532172854721</text:p>
          </table:table-cell>
          <table:table-cell table:formula="of:=[.F17]+[.D17]" office:value-type="float" office:value="1.64116292401421" calcext:value-type="float">
            <text:p>1.64116292401421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0269184096601635" calcext:value-type="float">
            <text:p>0.002691840966016</text:p>
          </table:table-cell>
          <table:table-cell office:value-type="float" office:value="0.00718341469563393" calcext:value-type="float">
            <text:p>0.007183414695634</text:p>
          </table:table-cell>
          <table:table-cell office:value-type="float" office:value="0.00465252667698462" calcext:value-type="float">
            <text:p>0.004652526676985</text:p>
          </table:table-cell>
          <table:table-cell office:value-type="float" office:value="0.019510713576211" calcext:value-type="float">
            <text:p>0.019510713576211</text:p>
          </table:table-cell>
          <table:table-cell office:value-type="float" office:value="0.00749550917403702" calcext:value-type="float">
            <text:p>0.007495509174037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1187267237785" calcext:value-type="float">
            <text:p>0.991187267237785</text:p>
          </table:table-cell>
          <table:table-cell office:value-type="float" office:value="0.787875732345066" calcext:value-type="float">
            <text:p>0.787875732345066</text:p>
          </table:table-cell>
          <table:table-cell office:value-type="float" office:value="0.877885215387755" calcext:value-type="float">
            <text:p>0.877885215387755</text:p>
          </table:table-cell>
          <table:table-cell office:value-type="float" office:value="2.33786842527987" calcext:value-type="float">
            <text:p>2.33786842527987</text:p>
          </table:table-cell>
          <table:table-cell office:value-type="float" office:value="0.771033061179131" calcext:value-type="float">
            <text:p>0.771033061179131</text:p>
          </table:table-cell>
          <table:table-cell table:formula="of:=[.F18]+[.D18]" office:value-type="float" office:value="1.64891827656689" calcext:value-type="float">
            <text:p>1.64891827656689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024323331962633" calcext:value-type="float">
            <text:p>0.002432333196263</text:p>
          </table:table-cell>
          <table:table-cell office:value-type="float" office:value="0.0098481324409043" calcext:value-type="float">
            <text:p>0.009848132440904</text:p>
          </table:table-cell>
          <table:table-cell office:value-type="float" office:value="0.0065901502226725" calcext:value-type="float">
            <text:p>0.006590150222673</text:p>
          </table:table-cell>
          <table:table-cell office:value-type="float" office:value="0.0169933932595878" calcext:value-type="float">
            <text:p>0.016993393259588</text:p>
          </table:table-cell>
          <table:table-cell office:value-type="float" office:value="0.0106892554707745" calcext:value-type="float">
            <text:p>0.010689255470775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90860872613888" calcext:value-type="float">
            <text:p>0.990860872613888</text:p>
          </table:table-cell>
          <table:table-cell office:value-type="float" office:value="0.794772900660776" calcext:value-type="float">
            <text:p>0.794772900660776</text:p>
          </table:table-cell>
          <table:table-cell office:value-type="float" office:value="0.882008496440904" calcext:value-type="float">
            <text:p>0.882008496440904</text:p>
          </table:table-cell>
          <table:table-cell office:value-type="float" office:value="2.34084979224223" calcext:value-type="float">
            <text:p>2.34084979224223</text:p>
          </table:table-cell>
          <table:table-cell office:value-type="float" office:value="0.778661237381846" calcext:value-type="float">
            <text:p>0.778661237381846</text:p>
          </table:table-cell>
          <table:table-cell table:formula="of:=[.F19]+[.D19]" office:value-type="float" office:value="1.66066973382275" calcext:value-type="float">
            <text:p>1.66066973382275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018532922699116" calcext:value-type="float">
            <text:p>0.001853292269912</text:p>
          </table:table-cell>
          <table:table-cell office:value-type="float" office:value="0.0111926040572545" calcext:value-type="float">
            <text:p>0.011192604057255</text:p>
          </table:table-cell>
          <table:table-cell office:value-type="float" office:value="0.00701994800665476" calcext:value-type="float">
            <text:p>0.007019948006655</text:p>
          </table:table-cell>
          <table:table-cell office:value-type="float" office:value="0.0199769193890073" calcext:value-type="float">
            <text:p>0.019976919389007</text:p>
          </table:table-cell>
          <table:table-cell office:value-type="float" office:value="0.0121377726794808" calcext:value-type="float">
            <text:p>0.012137772679481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89280109967374" calcext:value-type="float">
            <text:p>0.989280109967374</text:p>
          </table:table-cell>
          <table:table-cell office:value-type="float" office:value="0.803281290306513" calcext:value-type="float">
            <text:p>0.803281290306513</text:p>
          </table:table-cell>
          <table:table-cell office:value-type="float" office:value="0.886582991141731" calcext:value-type="float">
            <text:p>0.886582991141731</text:p>
          </table:table-cell>
          <table:table-cell office:value-type="float" office:value="2.33335344818889" calcext:value-type="float">
            <text:p>2.33335344818889</text:p>
          </table:table-cell>
          <table:table-cell office:value-type="float" office:value="0.788288609200291" calcext:value-type="float">
            <text:p>0.788288609200291</text:p>
          </table:table-cell>
          <table:table-cell table:formula="of:=[.F20]+[.D20]" office:value-type="float" office:value="1.67487160034202" calcext:value-type="float">
            <text:p>1.67487160034202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029287113793724" calcext:value-type="float">
            <text:p>0.002928711379372</text:p>
          </table:table-cell>
          <table:table-cell office:value-type="float" office:value="0.0115534329381771" calcext:value-type="float">
            <text:p>0.011553432938177</text:p>
          </table:table-cell>
          <table:table-cell office:value-type="float" office:value="0.0070367514351183" calcext:value-type="float">
            <text:p>0.007036751435118</text:p>
          </table:table-cell>
          <table:table-cell office:value-type="float" office:value="0.0149969576611107" calcext:value-type="float">
            <text:p>0.014996957661111</text:p>
          </table:table-cell>
          <table:table-cell office:value-type="float" office:value="0.012580533451879" calcext:value-type="float">
            <text:p>0.012580533451879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88869659976692" calcext:value-type="float">
            <text:p>0.988869659976692</text:p>
          </table:table-cell>
          <table:table-cell office:value-type="float" office:value="0.81295171560095" calcext:value-type="float">
            <text:p>0.81295171560095</text:p>
          </table:table-cell>
          <table:table-cell office:value-type="float" office:value="0.892308199285482" calcext:value-type="float">
            <text:p>0.892308199285482</text:p>
          </table:table-cell>
          <table:table-cell office:value-type="float" office:value="2.33615064255447" calcext:value-type="float">
            <text:p>2.33615064255447</text:p>
          </table:table-cell>
          <table:table-cell office:value-type="float" office:value="0.798917677891864" calcext:value-type="float">
            <text:p>0.798917677891864</text:p>
          </table:table-cell>
          <table:table-cell table:formula="of:=[.F21]+[.D21]" office:value-type="float" office:value="1.69122587717735" calcext:value-type="float">
            <text:p>1.69122587717735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0183336014013486" calcext:value-type="float">
            <text:p>0.001833360140135</text:p>
          </table:table-cell>
          <table:table-cell office:value-type="float" office:value="0.00609194049641898" calcext:value-type="float">
            <text:p>0.006091940496419</text:p>
          </table:table-cell>
          <table:table-cell office:value-type="float" office:value="0.00355713329130074" calcext:value-type="float">
            <text:p>0.003557133291301</text:p>
          </table:table-cell>
          <table:table-cell office:value-type="float" office:value="0.0205082302246403" calcext:value-type="float">
            <text:p>0.02050823022464</text:p>
          </table:table-cell>
          <table:table-cell office:value-type="float" office:value="0.00615069332310227" calcext:value-type="float">
            <text:p>0.006150693323102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87513818428078" calcext:value-type="float">
            <text:p>0.987513818428078</text:p>
          </table:table-cell>
          <table:table-cell office:value-type="float" office:value="0.817290749323409" calcext:value-type="float">
            <text:p>0.817290749323409</text:p>
          </table:table-cell>
          <table:table-cell office:value-type="float" office:value="0.894343190933823" calcext:value-type="float">
            <text:p>0.894343190933823</text:p>
          </table:table-cell>
          <table:table-cell office:value-type="float" office:value="2.32919628528773" calcext:value-type="float">
            <text:p>2.32919628528773</text:p>
          </table:table-cell>
          <table:table-cell office:value-type="float" office:value="0.804060537186783" calcext:value-type="float">
            <text:p>0.804060537186783</text:p>
          </table:table-cell>
          <table:table-cell table:formula="of:=[.F22]+[.D22]" office:value-type="float" office:value="1.69840372812061" calcext:value-type="float">
            <text:p>1.69840372812061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0280686993717556" calcext:value-type="float">
            <text:p>0.002806869937176</text:p>
          </table:table-cell>
          <table:table-cell office:value-type="float" office:value="0.0093167239314751" calcext:value-type="float">
            <text:p>0.009316723931475</text:p>
          </table:table-cell>
          <table:table-cell office:value-type="float" office:value="0.00560535653526216" calcext:value-type="float">
            <text:p>0.005605356535262</text:p>
          </table:table-cell>
          <table:table-cell office:value-type="float" office:value="0.0161844415586369" calcext:value-type="float">
            <text:p>0.016184441558637</text:p>
          </table:table-cell>
          <table:table-cell office:value-type="float" office:value="0.0100640831200698" calcext:value-type="float">
            <text:p>0.01006408312007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98839533582259" calcext:value-type="float">
            <text:p>0.98839533582259</text:p>
          </table:table-cell>
          <table:table-cell office:value-type="float" office:value="0.828727137376532" calcext:value-type="float">
            <text:p>0.828727137376532</text:p>
          </table:table-cell>
          <table:table-cell office:value-type="float" office:value="0.90151435107863" calcext:value-type="float">
            <text:p>0.90151435107863</text:p>
          </table:table-cell>
          <table:table-cell office:value-type="float" office:value="2.33500414719747" calcext:value-type="float">
            <text:p>2.33500414719747</text:p>
          </table:table-cell>
          <table:table-cell office:value-type="float" office:value="0.816422845599205" calcext:value-type="float">
            <text:p>0.816422845599205</text:p>
          </table:table-cell>
          <table:table-cell table:formula="of:=[.F23]+[.D23]" office:value-type="float" office:value="1.71793719667784" calcext:value-type="float">
            <text:p>1.71793719667784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0312710920883506" calcext:value-type="float">
            <text:p>0.003127109208835</text:p>
          </table:table-cell>
          <table:table-cell office:value-type="float" office:value="0.00880978128002929" calcext:value-type="float">
            <text:p>0.008809781280029</text:p>
          </table:table-cell>
          <table:table-cell office:value-type="float" office:value="0.00499729811644782" calcext:value-type="float">
            <text:p>0.004997298116448</text:p>
          </table:table-cell>
          <table:table-cell office:value-type="float" office:value="0.0182987834288721" calcext:value-type="float">
            <text:p>0.018298783428872</text:p>
          </table:table-cell>
          <table:table-cell office:value-type="float" office:value="0.00927299305079547" calcext:value-type="float">
            <text:p>0.009272993050795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986488893795098" calcext:value-type="float">
            <text:p>0.986488893795098</text:p>
          </table:table-cell>
          <table:table-cell office:value-type="float" office:value="0.833488876046728" calcext:value-type="float">
            <text:p>0.833488876046728</text:p>
          </table:table-cell>
          <table:table-cell office:value-type="float" office:value="0.903542981944157" calcext:value-type="float">
            <text:p>0.903542981944157</text:p>
          </table:table-cell>
          <table:table-cell office:value-type="float" office:value="2.32682960351156" calcext:value-type="float">
            <text:p>2.32682960351156</text:p>
          </table:table-cell>
          <table:table-cell office:value-type="float" office:value="0.821830889582401" calcext:value-type="float">
            <text:p>0.821830889582401</text:p>
          </table:table-cell>
          <table:table-cell table:formula="of:=[.F24]+[.D24]" office:value-type="float" office:value="1.72537387152656" calcext:value-type="float">
            <text:p>1.72537387152656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0233155547030104" calcext:value-type="float">
            <text:p>0.002331555470301</text:p>
          </table:table-cell>
          <table:table-cell office:value-type="float" office:value="0.00634454555272632" calcext:value-type="float">
            <text:p>0.006344545552726</text:p>
          </table:table-cell>
          <table:table-cell office:value-type="float" office:value="0.00379981873132912" calcext:value-type="float">
            <text:p>0.003799818731329</text:p>
          </table:table-cell>
          <table:table-cell office:value-type="float" office:value="0.0220104281935136" calcext:value-type="float">
            <text:p>0.022010428193514</text:p>
          </table:table-cell>
          <table:table-cell office:value-type="float" office:value="0.00690163800224307" calcext:value-type="float">
            <text:p>0.006901638002243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984431532423243" calcext:value-type="float">
            <text:p>0.984431532423243</text:p>
          </table:table-cell>
          <table:table-cell office:value-type="float" office:value="0.841840870453271" calcext:value-type="float">
            <text:p>0.841840870453271</text:p>
          </table:table-cell>
          <table:table-cell office:value-type="float" office:value="0.907546095555974" calcext:value-type="float">
            <text:p>0.907546095555974</text:p>
          </table:table-cell>
          <table:table-cell office:value-type="float" office:value="2.32564949438715" calcext:value-type="float">
            <text:p>2.32564949438715</text:p>
          </table:table-cell>
          <table:table-cell office:value-type="float" office:value="0.831049581776714" calcext:value-type="float">
            <text:p>0.831049581776714</text:p>
          </table:table-cell>
          <table:table-cell table:formula="of:=[.F25]+[.D25]" office:value-type="float" office:value="1.73859567733269" calcext:value-type="float">
            <text:p>1.73859567733269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0192772613914353" calcext:value-type="float">
            <text:p>0.001927726139144</text:p>
          </table:table-cell>
          <table:table-cell office:value-type="float" office:value="0.00869000966683573" calcext:value-type="float">
            <text:p>0.008690009666836</text:p>
          </table:table-cell>
          <table:table-cell office:value-type="float" office:value="0.00523868362670003" calcext:value-type="float">
            <text:p>0.0052386836267</text:p>
          </table:table-cell>
          <table:table-cell office:value-type="float" office:value="0.018529155213991" calcext:value-type="float">
            <text:p>0.018529155213991</text:p>
          </table:table-cell>
          <table:table-cell office:value-type="float" office:value="0.00909870251344446" calcext:value-type="float">
            <text:p>0.009098702513444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980515637748714" calcext:value-type="float">
            <text:p>0.980515637748714</text:p>
          </table:table-cell>
          <table:table-cell office:value-type="float" office:value="0.843639818350182" calcext:value-type="float">
            <text:p>0.843639818350182</text:p>
          </table:table-cell>
          <table:table-cell office:value-type="float" office:value="0.906914365392927" calcext:value-type="float">
            <text:p>0.906914365392927</text:p>
          </table:table-cell>
          <table:table-cell office:value-type="float" office:value="2.31273765271999" calcext:value-type="float">
            <text:p>2.31273765271999</text:p>
          </table:table-cell>
          <table:table-cell office:value-type="float" office:value="0.833097406723327" calcext:value-type="float">
            <text:p>0.833097406723327</text:p>
          </table:table-cell>
          <table:table-cell table:formula="of:=[.F26]+[.D26]" office:value-type="float" office:value="1.74001177211625" calcext:value-type="float">
            <text:p>1.74001177211625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118454195592962" calcext:value-type="float">
            <text:p>0.011845419559296</text:p>
          </table:table-cell>
          <table:table-cell office:value-type="float" office:value="0.00832476090149455" calcext:value-type="float">
            <text:p>0.008324760901495</text:p>
          </table:table-cell>
          <table:table-cell office:value-type="float" office:value="0.00857626781477369" calcext:value-type="float">
            <text:p>0.008576267814774</text:p>
          </table:table-cell>
          <table:table-cell office:value-type="float" office:value="0.0348082019539133" calcext:value-type="float">
            <text:p>0.034808201953913</text:p>
          </table:table-cell>
          <table:table-cell office:value-type="float" office:value="0.00907227485589761" calcext:value-type="float">
            <text:p>0.009072274855898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83871661258786" calcext:value-type="float">
            <text:p>0.983871661258786</text:p>
          </table:table-cell>
          <table:table-cell office:value-type="float" office:value="0.845183676684438" calcext:value-type="float">
            <text:p>0.845183676684438</text:p>
          </table:table-cell>
          <table:table-cell office:value-type="float" office:value="0.909231238911051" calcext:value-type="float">
            <text:p>0.909231238911051</text:p>
          </table:table-cell>
          <table:table-cell office:value-type="float" office:value="2.32433794661202" calcext:value-type="float">
            <text:p>2.32433794661202</text:p>
          </table:table-cell>
          <table:table-cell office:value-type="float" office:value="0.834831366531951" calcext:value-type="float">
            <text:p>0.834831366531951</text:p>
          </table:table-cell>
          <table:table-cell table:formula="of:=[.F27]+[.D27]" office:value-type="float" office:value="1.744062605443" calcext:value-type="float">
            <text:p>1.744062605443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0306158821704061" calcext:value-type="float">
            <text:p>0.003061588217041</text:p>
          </table:table-cell>
          <table:table-cell office:value-type="float" office:value="0.0101927260084106" calcext:value-type="float">
            <text:p>0.010192726008411</text:p>
          </table:table-cell>
          <table:table-cell office:value-type="float" office:value="0.00583629268625025" calcext:value-type="float">
            <text:p>0.00583629268625</text:p>
          </table:table-cell>
          <table:table-cell office:value-type="float" office:value="0.0206637970880729" calcext:value-type="float">
            <text:p>0.020663797088073</text:p>
          </table:table-cell>
          <table:table-cell office:value-type="float" office:value="0.0107035686707393" calcext:value-type="float">
            <text:p>0.010703568670739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973178758119678" calcext:value-type="float">
            <text:p>0.973178758119678</text:p>
          </table:table-cell>
          <table:table-cell office:value-type="float" office:value="0.852243713973216" calcext:value-type="float">
            <text:p>0.852243713973216</text:p>
          </table:table-cell>
          <table:table-cell office:value-type="float" office:value="0.908660134131995" calcext:value-type="float">
            <text:p>0.908660134131995</text:p>
          </table:table-cell>
          <table:table-cell office:value-type="float" office:value="2.29531881431852" calcext:value-type="float">
            <text:p>2.29531881431852</text:p>
          </table:table-cell>
          <table:table-cell office:value-type="float" office:value="0.842630729432939" calcext:value-type="float">
            <text:p>0.842630729432939</text:p>
          </table:table-cell>
          <table:table-cell table:formula="of:=[.F28]+[.D28]" office:value-type="float" office:value="1.75129086356493" calcext:value-type="float">
            <text:p>1.75129086356493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154165656848161" calcext:value-type="float">
            <text:p>0.015416565684816</text:p>
          </table:table-cell>
          <table:table-cell office:value-type="float" office:value="0.00960264128195227" calcext:value-type="float">
            <text:p>0.009602641281952</text:p>
          </table:table-cell>
          <table:table-cell office:value-type="float" office:value="0.0106041134238209" calcext:value-type="float">
            <text:p>0.010604113423821</text:p>
          </table:table-cell>
          <table:table-cell office:value-type="float" office:value="0.0351974224107624" calcext:value-type="float">
            <text:p>0.035197422410762</text:p>
          </table:table-cell>
          <table:table-cell office:value-type="float" office:value="0.0103551644326059" calcext:value-type="float">
            <text:p>0.010355164432606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70788253110929" calcext:value-type="float">
            <text:p>0.970788253110929</text:p>
          </table:table-cell>
          <table:table-cell office:value-type="float" office:value="0.865723066824279" calcext:value-type="float">
            <text:p>0.865723066824279</text:p>
          </table:table-cell>
          <table:table-cell office:value-type="float" office:value="0.915198125845197" calcext:value-type="float">
            <text:p>0.915198125845197</text:p>
          </table:table-cell>
          <table:table-cell office:value-type="float" office:value="2.29330763132512" calcext:value-type="float">
            <text:p>2.29330763132512</text:p>
          </table:table-cell>
          <table:table-cell office:value-type="float" office:value="0.857055878726719" calcext:value-type="float">
            <text:p>0.857055878726719</text:p>
          </table:table-cell>
          <table:table-cell table:formula="of:=[.F29]+[.D29]" office:value-type="float" office:value="1.77225400457192" calcext:value-type="float">
            <text:p>1.77225400457192</text:p>
          </table:table-cell>
          <table:table-cell office:value-type="float" office:value="0.815657451639872" calcext:value-type="float">
            <text:p>0.815657451639872</text:p>
          </table:table-cell>
          <table:table-cell office:value-type="float" office:value="0.0145752416944591" calcext:value-type="float">
            <text:p>0.014575241694459</text:p>
          </table:table-cell>
          <table:table-cell office:value-type="float" office:value="0.00874245216841892" calcext:value-type="float">
            <text:p>0.008742452168419</text:p>
          </table:table-cell>
          <table:table-cell office:value-type="float" office:value="0.0093798351472645" calcext:value-type="float">
            <text:p>0.009379835147265</text:p>
          </table:table-cell>
          <table:table-cell office:value-type="float" office:value="0.0317150975801513" calcext:value-type="float">
            <text:p>0.031715097580151</text:p>
          </table:table-cell>
          <table:table-cell office:value-type="float" office:value="0.00918595495332856" calcext:value-type="float">
            <text:p>0.009185954953329</text:p>
          </table:table-cell>
          <table:table-cell office:value-type="float" office:value="0.00432668114855551" calcext:value-type="float">
            <text:p>0.004326681148556</text:p>
          </table:table-cell>
          <table:table-cell table:number-columns-repeated="1010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66191905961238" calcext:value-type="float">
            <text:p>0.966191905961238</text:p>
          </table:table-cell>
          <table:table-cell office:value-type="float" office:value="0.86076068361425" calcext:value-type="float">
            <text:p>0.86076068361425</text:p>
          </table:table-cell>
          <table:table-cell office:value-type="float" office:value="0.91034716727349" calcext:value-type="float">
            <text:p>0.91034716727349</text:p>
          </table:table-cell>
          <table:table-cell office:value-type="float" office:value="2.27878551178614" calcext:value-type="float">
            <text:p>2.27878551178614</text:p>
          </table:table-cell>
          <table:table-cell office:value-type="float" office:value="0.851963963210223" calcext:value-type="float">
            <text:p>0.851963963210223</text:p>
          </table:table-cell>
          <table:table-cell table:formula="of:=[.F30]+[.D30]" office:value-type="float" office:value="1.76231113048371" calcext:value-type="float">
            <text:p>1.76231113048371</text:p>
          </table:table-cell>
          <table:table-cell office:value-type="float" office:value="0.813720395765256" calcext:value-type="float">
            <text:p>0.813720395765256</text:p>
          </table:table-cell>
          <table:table-cell office:value-type="float" office:value="0.0182092919237691" calcext:value-type="float">
            <text:p>0.018209291923769</text:p>
          </table:table-cell>
          <table:table-cell office:value-type="float" office:value="0.00943344680188471" calcext:value-type="float">
            <text:p>0.009433446801885</text:p>
          </table:table-cell>
          <table:table-cell office:value-type="float" office:value="0.0106454835101992" calcext:value-type="float">
            <text:p>0.010645483510199</text:p>
          </table:table-cell>
          <table:table-cell office:value-type="float" office:value="0.0389087536498493" calcext:value-type="float">
            <text:p>0.038908753649849</text:p>
          </table:table-cell>
          <table:table-cell office:value-type="float" office:value="0.0101102669503354" calcext:value-type="float">
            <text:p>0.010110266950335</text:p>
          </table:table-cell>
          <table:table-cell office:value-type="float" office:value="0.00621071996463003" calcext:value-type="float">
            <text:p>0.00621071996463</text:p>
          </table:table-cell>
          <table:table-cell table:number-columns-repeated="1010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2426660793339" calcext:value-type="float">
            <text:p>0.972426660793339</text:p>
          </table:table-cell>
          <table:table-cell office:value-type="float" office:value="0.875323022115795" calcext:value-type="float">
            <text:p>0.875323022115795</text:p>
          </table:table-cell>
          <table:table-cell office:value-type="float" office:value="0.921144243740706" calcext:value-type="float">
            <text:p>0.921144243740706</text:p>
          </table:table-cell>
          <table:table-cell office:value-type="float" office:value="2.29846077168088" calcext:value-type="float">
            <text:p>2.29846077168088</text:p>
          </table:table-cell>
          <table:table-cell office:value-type="float" office:value="0.867490493893498" calcext:value-type="float">
            <text:p>0.867490493893498</text:p>
          </table:table-cell>
          <table:table-cell table:formula="of:=[.F31]+[.D31]" office:value-type="float" office:value="1.7886347376342" calcext:value-type="float">
            <text:p>1.7886347376342</text:p>
          </table:table-cell>
          <table:table-cell office:value-type="float" office:value="0.814301688282672" calcext:value-type="float">
            <text:p>0.814301688282672</text:p>
          </table:table-cell>
          <table:table-cell office:value-type="float" office:value="0.0107045625368139" calcext:value-type="float">
            <text:p>0.010704562536814</text:p>
          </table:table-cell>
          <table:table-cell office:value-type="float" office:value="0.0184161292626887" calcext:value-type="float">
            <text:p>0.018416129262689</text:p>
          </table:table-cell>
          <table:table-cell office:value-type="float" office:value="0.00910567082182606" calcext:value-type="float">
            <text:p>0.009105670821826</text:p>
          </table:table-cell>
          <table:table-cell office:value-type="float" office:value="0.0349823570670374" calcext:value-type="float">
            <text:p>0.034982357067037</text:p>
          </table:table-cell>
          <table:table-cell office:value-type="float" office:value="0.0196943714566629" calcext:value-type="float">
            <text:p>0.019694371456663</text:p>
          </table:table-cell>
          <table:table-cell office:value-type="float" office:value="0.0030665384241917" calcext:value-type="float">
            <text:p>0.003066538424192</text:p>
          </table:table-cell>
          <table:table-cell table:number-columns-repeated="1010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72578895669006" calcext:value-type="float">
            <text:p>0.972578895669006</text:p>
          </table:table-cell>
          <table:table-cell office:value-type="float" office:value="0.896130675500427" calcext:value-type="float">
            <text:p>0.896130675500427</text:p>
          </table:table-cell>
          <table:table-cell office:value-type="float" office:value="0.932761007313183" calcext:value-type="float">
            <text:p>0.932761007313183</text:p>
          </table:table-cell>
          <table:table-cell office:value-type="float" office:value="2.29738488423304" calcext:value-type="float">
            <text:p>2.29738488423304</text:p>
          </table:table-cell>
          <table:table-cell office:value-type="float" office:value="0.889867482349048" calcext:value-type="float">
            <text:p>0.889867482349048</text:p>
          </table:table-cell>
          <table:table-cell table:formula="of:=[.F32]+[.D32]" office:value-type="float" office:value="1.82262848966223" calcext:value-type="float">
            <text:p>1.82262848966223</text:p>
          </table:table-cell>
          <table:table-cell office:value-type="float" office:value="0.814961296196268" calcext:value-type="float">
            <text:p>0.814961296196268</text:p>
          </table:table-cell>
          <table:table-cell office:value-type="float" office:value="0.00389298096616564" calcext:value-type="float">
            <text:p>0.003892980966166</text:p>
          </table:table-cell>
          <table:table-cell office:value-type="float" office:value="0.00873894708756331" calcext:value-type="float">
            <text:p>0.008738947087563</text:p>
          </table:table-cell>
          <table:table-cell office:value-type="float" office:value="0.00469223095902697" calcext:value-type="float">
            <text:p>0.004692230959027</text:p>
          </table:table-cell>
          <table:table-cell office:value-type="float" office:value="0.0158056909102153" calcext:value-type="float">
            <text:p>0.015805690910215</text:p>
          </table:table-cell>
          <table:table-cell office:value-type="float" office:value="0.00927619803065314" calcext:value-type="float">
            <text:p>0.009276198030653</text:p>
          </table:table-cell>
          <table:table-cell office:value-type="float" office:value="0.00399186971165285" calcext:value-type="float">
            <text:p>0.003991869711653</text:p>
          </table:table-cell>
          <table:table-cell table:number-columns-repeated="1010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61079069801102" calcext:value-type="float">
            <text:p>0.961079069801102</text:p>
          </table:table-cell>
          <table:table-cell office:value-type="float" office:value="0.891307161571397" calcext:value-type="float">
            <text:p>0.891307161571397</text:p>
          </table:table-cell>
          <table:table-cell office:value-type="float" office:value="0.924742687568789" calcext:value-type="float">
            <text:p>0.924742687568789</text:p>
          </table:table-cell>
          <table:table-cell office:value-type="float" office:value="2.27181925390028" calcext:value-type="float">
            <text:p>2.27181925390028</text:p>
          </table:table-cell>
          <table:table-cell office:value-type="float" office:value="0.884786553555739" calcext:value-type="float">
            <text:p>0.884786553555739</text:p>
          </table:table-cell>
          <table:table-cell table:formula="of:=[.F33]+[.D33]" office:value-type="float" office:value="1.80952924112453" calcext:value-type="float">
            <text:p>1.80952924112453</text:p>
          </table:table-cell>
          <table:table-cell office:value-type="float" office:value="0.814301688282672" calcext:value-type="float">
            <text:p>0.814301688282672</text:p>
          </table:table-cell>
          <table:table-cell office:value-type="float" office:value="0.0201920153235838" calcext:value-type="float">
            <text:p>0.020192015323584</text:p>
          </table:table-cell>
          <table:table-cell office:value-type="float" office:value="0.012527985465414" calcext:value-type="float">
            <text:p>0.012527985465414</text:p>
          </table:table-cell>
          <table:table-cell office:value-type="float" office:value="0.0121343350158075" calcext:value-type="float">
            <text:p>0.012134335015808</text:p>
          </table:table-cell>
          <table:table-cell office:value-type="float" office:value="0.0604285387663095" calcext:value-type="float">
            <text:p>0.06042853876631</text:p>
          </table:table-cell>
          <table:table-cell office:value-type="float" office:value="0.0132550501342082" calcext:value-type="float">
            <text:p>0.013255050134208</text:p>
          </table:table-cell>
          <table:table-cell office:value-type="float" office:value="0.0030665384241917" calcext:value-type="float">
            <text:p>0.003066538424192</text:p>
          </table:table-cell>
          <table:table-cell table:number-columns-repeated="1010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65744106979449" calcext:value-type="float">
            <text:p>0.965744106979449</text:p>
          </table:table-cell>
          <table:table-cell office:value-type="float" office:value="0.904523121839785" calcext:value-type="float">
            <text:p>0.904523121839785</text:p>
          </table:table-cell>
          <table:table-cell office:value-type="float" office:value="0.934080580904489" calcext:value-type="float">
            <text:p>0.934080580904489</text:p>
          </table:table-cell>
          <table:table-cell office:value-type="float" office:value="2.28129265178983" calcext:value-type="float">
            <text:p>2.28129265178983</text:p>
          </table:table-cell>
          <table:table-cell office:value-type="float" office:value="0.89893332605917" calcext:value-type="float">
            <text:p>0.89893332605917</text:p>
          </table:table-cell>
          <table:table-cell table:formula="of:=[.F34]+[.D34]" office:value-type="float" office:value="1.83301390696366" calcext:value-type="float">
            <text:p>1.83301390696366</text:p>
          </table:table-cell>
          <table:table-cell office:value-type="float" office:value="0.814961296196268" calcext:value-type="float">
            <text:p>0.814961296196268</text:p>
          </table:table-cell>
          <table:table-cell office:value-type="float" office:value="0.0135369070308475" calcext:value-type="float">
            <text:p>0.013536907030848</text:p>
          </table:table-cell>
          <table:table-cell office:value-type="float" office:value="0.00832662655955224" calcext:value-type="float">
            <text:p>0.008326626559552</text:p>
          </table:table-cell>
          <table:table-cell office:value-type="float" office:value="0.00867342972637277" calcext:value-type="float">
            <text:p>0.008673429726373</text:p>
          </table:table-cell>
          <table:table-cell office:value-type="float" office:value="0.0376542697228871" calcext:value-type="float">
            <text:p>0.037654269722887</text:p>
          </table:table-cell>
          <table:table-cell office:value-type="float" office:value="0.00889180215761006" calcext:value-type="float">
            <text:p>0.00889180215761</text:p>
          </table:table-cell>
          <table:table-cell office:value-type="float" office:value="0.00399186971165285" calcext:value-type="float">
            <text:p>0.003991869711653</text:p>
          </table:table-cell>
          <table:table-cell table:number-columns-repeated="1010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55944810747086" calcext:value-type="float">
            <text:p>0.955944810747086</text:p>
          </table:table-cell>
          <table:table-cell office:value-type="float" office:value="0.897735062895285" calcext:value-type="float">
            <text:p>0.897735062895285</text:p>
          </table:table-cell>
          <table:table-cell office:value-type="float" office:value="0.925742373392155" calcext:value-type="float">
            <text:p>0.925742373392155</text:p>
          </table:table-cell>
          <table:table-cell office:value-type="float" office:value="2.25967272585711" calcext:value-type="float">
            <text:p>2.25967272585711</text:p>
          </table:table-cell>
          <table:table-cell office:value-type="float" office:value="0.891794415895008" calcext:value-type="float">
            <text:p>0.891794415895008</text:p>
          </table:table-cell>
          <table:table-cell table:formula="of:=[.F35]+[.D35]" office:value-type="float" office:value="1.81753678928716" calcext:value-type="float">
            <text:p>1.81753678928716</text:p>
          </table:table-cell>
          <table:table-cell office:value-type="float" office:value="0.814301688282672" calcext:value-type="float">
            <text:p>0.814301688282672</text:p>
          </table:table-cell>
          <table:table-cell office:value-type="float" office:value="0.0194138121741036" calcext:value-type="float">
            <text:p>0.019413812174104</text:p>
          </table:table-cell>
          <table:table-cell office:value-type="float" office:value="0.0163645893790381" calcext:value-type="float">
            <text:p>0.016364589379038</text:p>
          </table:table-cell>
          <table:table-cell office:value-type="float" office:value="0.0124339839687347" calcext:value-type="float">
            <text:p>0.012433983968735</text:p>
          </table:table-cell>
          <table:table-cell office:value-type="float" office:value="0.0585037328992293" calcext:value-type="float">
            <text:p>0.058503732899229</text:p>
          </table:table-cell>
          <table:table-cell office:value-type="float" office:value="0.0172953270967567" calcext:value-type="float">
            <text:p>0.017295327096757</text:p>
          </table:table-cell>
          <table:table-cell office:value-type="float" office:value="0.0030665384241917" calcext:value-type="float">
            <text:p>0.003066538424192</text:p>
          </table:table-cell>
          <table:table-cell table:number-columns-repeated="1010"/>
        </table:table-row>
        <table:table-row table:style-name="ro1"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0.963347909090872" calcext:value-type="float">
            <text:p>0.963347909090872</text:p>
          </table:table-cell>
          <table:table-cell table:style-name="ce2" office:value-type="float" office:value="0.906140722191565" calcext:value-type="float">
            <text:p>0.906140722191565</text:p>
          </table:table-cell>
          <table:table-cell table:style-name="ce2" office:value-type="float" office:value="0.933788577870913" calcext:value-type="float">
            <text:p>0.933788577870913</text:p>
          </table:table-cell>
          <table:table-cell table:style-name="ce2" office:value-type="float" office:value="2.27564337653657" calcext:value-type="float">
            <text:p>2.27564337653657</text:p>
          </table:table-cell>
          <table:table-cell table:style-name="ce2" office:value-type="float" office:value="0.900730073515159" calcext:value-type="float">
            <text:p>0.900730073515159</text:p>
          </table:table-cell>
          <table:table-cell table:style-name="ce2" table:formula="of:=[.F36]+[.D36]" office:value-type="float" office:value="1.83451865138607" calcext:value-type="float">
            <text:p>1.83451865138607</text:p>
          </table:table-cell>
          <table:table-cell table:style-name="ce2" office:value-type="float" office:value="0.814961296196268" calcext:value-type="float">
            <text:p>0.814961296196268</text:p>
          </table:table-cell>
          <table:table-cell table:style-name="ce2" office:value-type="float" office:value="0.0147752119689412" calcext:value-type="float">
            <text:p>0.014775211968941</text:p>
          </table:table-cell>
          <table:table-cell table:style-name="ce2" office:value-type="float" office:value="0.00932311821577514" calcext:value-type="float">
            <text:p>0.009323118215775</text:p>
          </table:table-cell>
          <table:table-cell table:style-name="ce2" office:value-type="float" office:value="0.00866856522149966" calcext:value-type="float">
            <text:p>0.0086685652215</text:p>
          </table:table-cell>
          <table:table-cell table:style-name="ce2" office:value-type="float" office:value="0.0407530489321529" calcext:value-type="float">
            <text:p>0.040753048932153</text:p>
          </table:table-cell>
          <table:table-cell table:style-name="ce2" office:value-type="float" office:value="0.0099331706127533" calcext:value-type="float">
            <text:p>0.009933170612753</text:p>
          </table:table-cell>
          <table:table-cell table:style-name="ce2" office:value-type="float" office:value="0.00399186971165285" calcext:value-type="float">
            <text:p>0.003991869711653</text:p>
          </table:table-cell>
          <table:table-cell table:style-name="ce2" table:number-columns-repeated="1010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95302988238405" calcext:value-type="float">
            <text:p>0.95302988238405</text:p>
          </table:table-cell>
          <table:table-cell office:value-type="float" office:value="0.901691843471315" calcext:value-type="float">
            <text:p>0.901691843471315</text:p>
          </table:table-cell>
          <table:table-cell office:value-type="float" office:value="0.926504829393454" calcext:value-type="float">
            <text:p>0.926504829393454</text:p>
          </table:table-cell>
          <table:table-cell office:value-type="float" office:value="2.25276362076635" calcext:value-type="float">
            <text:p>2.25276362076635</text:p>
          </table:table-cell>
          <table:table-cell office:value-type="float" office:value="0.896086437339956" calcext:value-type="float">
            <text:p>0.896086437339956</text:p>
          </table:table-cell>
          <table:table-cell table:formula="of:=[.F37]+[.D37]" office:value-type="float" office:value="1.82259126673341" calcext:value-type="float">
            <text:p>1.82259126673341</text:p>
          </table:table-cell>
          <table:table-cell office:value-type="float" office:value="0.814301688282672" calcext:value-type="float">
            <text:p>0.814301688282672</text:p>
          </table:table-cell>
          <table:table-cell office:value-type="float" office:value="0.0178410280737073" calcext:value-type="float">
            <text:p>0.017841028073707</text:p>
          </table:table-cell>
          <table:table-cell office:value-type="float" office:value="0.0131982949482957" calcext:value-type="float">
            <text:p>0.013198294948296</text:p>
          </table:table-cell>
          <table:table-cell office:value-type="float" office:value="0.0105239174156607" calcext:value-type="float">
            <text:p>0.010523917415661</text:p>
          </table:table-cell>
          <table:table-cell office:value-type="float" office:value="0.0547834169835343" calcext:value-type="float">
            <text:p>0.054783416983534</text:p>
          </table:table-cell>
          <table:table-cell office:value-type="float" office:value="0.0139197895186646" calcext:value-type="float">
            <text:p>0.013919789518665</text:p>
          </table:table-cell>
          <table:table-cell office:value-type="float" office:value="0.0030665384241917" calcext:value-type="float">
            <text:p>0.003066538424192</text:p>
          </table:table-cell>
          <table:table-cell table:number-columns-repeated="1010"/>
        </table:table-row>
        <table:table-row table:style-name="ro1"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0.954305971228802" calcext:value-type="float">
            <text:p>0.954305971228802</text:p>
          </table:table-cell>
          <table:table-cell table:style-name="ce1" office:value-type="float" office:value="0.907238344829562" calcext:value-type="float">
            <text:p>0.907238344829562</text:p>
          </table:table-cell>
          <table:table-cell table:style-name="ce1" office:value-type="float" office:value="0.930126424805219" calcext:value-type="float">
            <text:p>0.930126424805219</text:p>
          </table:table-cell>
          <table:table-cell table:style-name="ce1" office:value-type="float" office:value="2.25432483238648" calcext:value-type="float">
            <text:p>2.25432483238648</text:p>
          </table:table-cell>
          <table:table-cell table:style-name="ce1" office:value-type="float" office:value="0.902081237338723" calcext:value-type="float">
            <text:p>0.902081237338723</text:p>
          </table:table-cell>
          <table:table-cell table:style-name="ce1" table:formula="of:=[.F38]+[.D38]" office:value-type="float" office:value="1.83220766214394" calcext:value-type="float">
            <text:p>1.83220766214394</text:p>
          </table:table-cell>
          <table:table-cell table:style-name="ce1" office:value-type="float" office:value="0.814961296196268" calcext:value-type="float">
            <text:p>0.814961296196268</text:p>
          </table:table-cell>
          <table:table-cell table:style-name="ce1" office:value-type="float" office:value="0.0168749650727707" calcext:value-type="float">
            <text:p>0.016874965072771</text:p>
          </table:table-cell>
          <table:table-cell table:style-name="ce1" office:value-type="float" office:value="0.0073809408532065" calcext:value-type="float">
            <text:p>0.007380940853207</text:p>
          </table:table-cell>
          <table:table-cell table:style-name="ce1" office:value-type="float" office:value="0.0107575483998109" calcext:value-type="float">
            <text:p>0.010757548399811</text:p>
          </table:table-cell>
          <table:table-cell table:style-name="ce1" office:value-type="float" office:value="0.0469241255723061" calcext:value-type="float">
            <text:p>0.046924125572306</text:p>
          </table:table-cell>
          <table:table-cell table:style-name="ce1" office:value-type="float" office:value="0.00781632057429001" calcext:value-type="float">
            <text:p>0.00781632057429</text:p>
          </table:table-cell>
          <table:table-cell table:style-name="ce1" office:value-type="float" office:value="0.00399186971165285" calcext:value-type="float">
            <text:p>0.003991869711653</text:p>
          </table:table-cell>
          <table:table-cell table:style-name="ce1" table:number-columns-repeated="1010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0.940476256259097" calcext:value-type="float">
            <text:p>0.940476256259097</text:p>
          </table:table-cell>
          <table:table-cell table:style-name="ce2" office:value-type="float" office:value="0.905639678975575" calcext:value-type="float">
            <text:p>0.905639678975575</text:p>
          </table:table-cell>
          <table:table-cell table:style-name="ce2" office:value-type="float" office:value="0.922580559660721" calcext:value-type="float">
            <text:p>0.922580559660721</text:p>
          </table:table-cell>
          <table:table-cell table:style-name="ce2" office:value-type="float" office:value="2.22308440988593" calcext:value-type="float">
            <text:p>2.22308440988593</text:p>
          </table:table-cell>
          <table:table-cell table:style-name="ce2" office:value-type="float" office:value="0.900482739679139" calcext:value-type="float">
            <text:p>0.900482739679139</text:p>
          </table:table-cell>
          <table:table-cell table:style-name="ce2" table:formula="of:=[.F39]+[.D39]" office:value-type="float" office:value="1.82306329933986" calcext:value-type="float">
            <text:p>1.82306329933986</text:p>
          </table:table-cell>
          <table:table-cell table:style-name="ce2" office:value-type="float" office:value="0.814301688282672" calcext:value-type="float">
            <text:p>0.814301688282672</text:p>
          </table:table-cell>
          <table:table-cell table:style-name="ce2" office:value-type="float" office:value="0.0205935417696888" calcext:value-type="float">
            <text:p>0.020593541769689</text:p>
          </table:table-cell>
          <table:table-cell table:style-name="ce2" office:value-type="float" office:value="0.0154479173421585" calcext:value-type="float">
            <text:p>0.015447917342159</text:p>
          </table:table-cell>
          <table:table-cell table:style-name="ce2" office:value-type="float" office:value="0.013975293003041" calcext:value-type="float">
            <text:p>0.013975293003041</text:p>
          </table:table-cell>
          <table:table-cell table:style-name="ce2" office:value-type="float" office:value="0.0594706809011962" calcext:value-type="float">
            <text:p>0.059470680901196</text:p>
          </table:table-cell>
          <table:table-cell table:style-name="ce2" office:value-type="float" office:value="0.016245925614349" calcext:value-type="float">
            <text:p>0.016245925614349</text:p>
          </table:table-cell>
          <table:table-cell table:style-name="ce2" office:value-type="float" office:value="0.0030665384241917" calcext:value-type="float">
            <text:p>0.003066538424192</text:p>
          </table:table-cell>
          <table:table-cell table:style-name="ce2" table:number-columns-repeated="1010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938385939892842" calcext:value-type="float">
            <text:p>0.938385939892842</text:p>
          </table:table-cell>
          <table:table-cell office:value-type="float" office:value="0.906492876862512" calcext:value-type="float">
            <text:p>0.906492876862512</text:p>
          </table:table-cell>
          <table:table-cell office:value-type="float" office:value="0.922015122388008" calcext:value-type="float">
            <text:p>0.922015122388008</text:p>
          </table:table-cell>
          <table:table-cell office:value-type="float" office:value="2.21676918435867" calcext:value-type="float">
            <text:p>2.21676918435867</text:p>
          </table:table-cell>
          <table:table-cell office:value-type="float" office:value="0.901378937726695" calcext:value-type="float">
            <text:p>0.901378937726695</text:p>
          </table:table-cell>
          <table:table-cell table:formula="of:=[.F40]+[.D40]" office:value-type="float" office:value="1.8233940601147" calcext:value-type="float">
            <text:p>1.8233940601147</text:p>
          </table:table-cell>
          <table:table-cell office:value-type="float" office:value="0.814961296196268" calcext:value-type="float">
            <text:p>0.814961296196268</text:p>
          </table:table-cell>
          <table:table-cell office:value-type="float" office:value="0.0198323131675447" calcext:value-type="float">
            <text:p>0.019832313167545</text:p>
          </table:table-cell>
          <table:table-cell office:value-type="float" office:value="0.0124310126306069" calcext:value-type="float">
            <text:p>0.012431012630607</text:p>
          </table:table-cell>
          <table:table-cell office:value-type="float" office:value="0.0115887241089846" calcext:value-type="float">
            <text:p>0.011588724108985</text:p>
          </table:table-cell>
          <table:table-cell office:value-type="float" office:value="0.0549016371215167" calcext:value-type="float">
            <text:p>0.054901637121517</text:p>
          </table:table-cell>
          <table:table-cell office:value-type="float" office:value="0.0132547117289984" calcext:value-type="float">
            <text:p>0.013254711728998</text:p>
          </table:table-cell>
          <table:table-cell office:value-type="float" office:value="0.00399186971165285" calcext:value-type="float">
            <text:p>0.003991869711653</text:p>
          </table:table-cell>
          <table:table-cell table:number-columns-repeated="1010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931811267772872" calcext:value-type="float">
            <text:p>0.931811267772872</text:p>
          </table:table-cell>
          <table:table-cell office:value-type="float" office:value="0.903053416593941" calcext:value-type="float">
            <text:p>0.903053416593941</text:p>
          </table:table-cell>
          <table:table-cell office:value-type="float" office:value="0.917033780675859" calcext:value-type="float">
            <text:p>0.917033780675859</text:p>
          </table:table-cell>
          <table:table-cell office:value-type="float" office:value="2.2025865757988" calcext:value-type="float">
            <text:p>2.2025865757988</text:p>
          </table:table-cell>
          <table:table-cell office:value-type="float" office:value="0.897863058606468" calcext:value-type="float">
            <text:p>0.897863058606468</text:p>
          </table:table-cell>
          <table:table-cell table:formula="of:=[.F41]+[.D41]" office:value-type="float" office:value="1.81489683928233" calcext:value-type="float">
            <text:p>1.81489683928233</text:p>
          </table:table-cell>
          <table:table-cell office:value-type="float" office:value="0.814301688282672" calcext:value-type="float">
            <text:p>0.814301688282672</text:p>
          </table:table-cell>
          <table:table-cell office:value-type="float" office:value="0.0199934656551331" calcext:value-type="float">
            <text:p>0.019993465655133</text:p>
          </table:table-cell>
          <table:table-cell office:value-type="float" office:value="0.0199096007206679" calcext:value-type="float">
            <text:p>0.019909600720668</text:p>
          </table:table-cell>
          <table:table-cell office:value-type="float" office:value="0.0155730247558221" calcext:value-type="float">
            <text:p>0.015573024755822</text:p>
          </table:table-cell>
          <table:table-cell office:value-type="float" office:value="0.0578373911088076" calcext:value-type="float">
            <text:p>0.057837391108808</text:p>
          </table:table-cell>
          <table:table-cell office:value-type="float" office:value="0.0209539852545343" calcext:value-type="float">
            <text:p>0.020953985254534</text:p>
          </table:table-cell>
          <table:table-cell office:value-type="float" office:value="0.0030665384241917" calcext:value-type="float">
            <text:p>0.003066538424192</text:p>
          </table:table-cell>
          <table:table-cell table:number-columns-repeated="1010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925828338721849" calcext:value-type="float">
            <text:p>0.925828338721849</text:p>
          </table:table-cell>
          <table:table-cell office:value-type="float" office:value="0.906258067511275" calcext:value-type="float">
            <text:p>0.906258067511275</text:p>
          </table:table-cell>
          <table:table-cell office:value-type="float" office:value="0.915804000729388" calcext:value-type="float">
            <text:p>0.915804000729388</text:p>
          </table:table-cell>
          <table:table-cell office:value-type="float" office:value="2.18708746036285" calcext:value-type="float">
            <text:p>2.18708746036285</text:p>
          </table:table-cell>
          <table:table-cell office:value-type="float" office:value="0.899813927173772" calcext:value-type="float">
            <text:p>0.899813927173772</text:p>
          </table:table-cell>
          <table:table-cell table:formula="of:=[.F42]+[.D42]" office:value-type="float" office:value="1.81561792790316" calcext:value-type="float">
            <text:p>1.81561792790316</text:p>
          </table:table-cell>
          <table:table-cell office:value-type="float" office:value="0.814961296196268" calcext:value-type="float">
            <text:p>0.814961296196268</text:p>
          </table:table-cell>
          <table:table-cell office:value-type="float" office:value="0.0200930658877947" calcext:value-type="float">
            <text:p>0.020093065887795</text:p>
          </table:table-cell>
          <table:table-cell office:value-type="float" office:value="0.0133748127401075" calcext:value-type="float">
            <text:p>0.013374812740108</text:p>
          </table:table-cell>
          <table:table-cell office:value-type="float" office:value="0.0129089582364459" calcext:value-type="float">
            <text:p>0.012908958236446</text:p>
          </table:table-cell>
          <table:table-cell office:value-type="float" office:value="0.0545994755218459" calcext:value-type="float">
            <text:p>0.054599475521846</text:p>
          </table:table-cell>
          <table:table-cell office:value-type="float" office:value="0.0148695683402346" calcext:value-type="float">
            <text:p>0.014869568340235</text:p>
          </table:table-cell>
          <table:table-cell office:value-type="float" office:value="0.00399186971165285" calcext:value-type="float">
            <text:p>0.00399186971165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1:50:33.86221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11:51:23.682667274</dc:date>
    <meta:editing-duration>PT10M31S</meta:editing-duration>
    <meta:editing-cycles>2</meta:editing-cycles>
    <meta:generator>LibreOffice/5.3.1.2$Linux_X86_64 LibreOffice_project/30m0$Build-2</meta:generator>
    <meta:document-statistic meta:table-count="1" meta:cell-count="574" meta:object-count="0"/>
  </office:meta>
</office:document-meta>
</file>